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style:font-name="Liberation Sans" fo:font-size="14pt" officeooo:paragraph-rsid="00133baf" style:font-size-asian="14pt" style:font-size-complex="14pt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Heading_20_3" style:list-style-name="L4">
      <style:text-properties style:font-name="Liberation Sans" fo:font-size="14pt" officeooo:paragraph-rsid="00162db0" style:font-size-asian="14pt" style:font-size-complex="14pt"/>
    </style:style>
    <style:style style:name="P5" style:family="paragraph" style:parent-style-name="Heading_20_3" style:list-style-name="L5">
      <style:text-properties style:font-name="Liberation Sans" fo:font-size="14pt" officeooo:paragraph-rsid="00162db0" style:font-size-asian="14pt" style:font-size-complex="14pt"/>
    </style:style>
    <style:style style:name="P6" style:family="paragraph" style:parent-style-name="Text_20_body" style:list-style-name="L1">
      <style:text-properties style:font-name="Liberation Sans" fo:font-size="14pt" officeooo:paragraph-rsid="001130d3" style:font-size-asian="14pt" style:font-size-complex="14pt"/>
    </style:style>
    <style:style style:name="P7" style:family="paragraph" style:parent-style-name="Text_20_body" style:list-style-name="L1">
      <style:text-properties style:font-name="Liberation Sans" fo:font-size="14pt" officeooo:paragraph-rsid="00133baf" style:font-size-asian="14pt" style:font-size-complex="14pt"/>
    </style:style>
    <style:style style:name="P8" style:family="paragraph" style:parent-style-name="Text_20_body" style:list-style-name="L2">
      <style:text-properties style:font-name="Liberation Sans" fo:font-size="14pt" officeooo:paragraph-rsid="001130d3" style:font-size-asian="14pt" style:font-size-complex="14pt"/>
    </style:style>
    <style:style style:name="P9" style:family="paragraph" style:parent-style-name="Text_20_body" style:list-style-name="L5">
      <style:text-properties style:font-name="Liberation Sans" fo:font-size="14pt" fo:font-weight="normal" officeooo:rsid="000e487e" officeooo:paragraph-rsid="00162db0" style:font-size-asian="14pt" style:font-size-complex="14pt"/>
    </style:style>
    <style:style style:name="P10" style:family="paragraph" style:parent-style-name="Text_20_body" style:list-style-name="L4">
      <style:text-properties style:font-name="Liberation Sans" fo:font-size="14pt" officeooo:paragraph-rsid="00162db0" style:font-size-asian="14pt" style:font-size-complex="14pt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12" style:family="paragraph" style:parent-style-name="Text_20_body" style:list-style-name="L5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13" style:family="paragraph" style:parent-style-name="Text_20_body" style:master-page-name="First_20_Page">
      <style:paragraph-properties style:page-number="auto"/>
      <style:text-properties style:font-name="Liberation Sans" fo:font-size="14pt" officeooo:paragraph-rsid="00162db0" style:font-size-asian="14pt" style:font-size-complex="1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После согласования параметров ворот, стоимости и подписания договора приступаем к изготовлению и монтажу.</text:p>
      <text:list xml:id="list3353874817" text:style-name="L4">
        <text:list-item>
          <text:list>
            <text:list-item>
              <text:list>
                <text:list-header>
                  <text:h text:style-name="P4" text:outline-level="3">Основные этапы изготовления и монтажа:</text:h>
                </text:list-header>
              </text:list>
            </text:list-item>
          </text:list>
        </text:list-item>
        <text:list-item>
          <text:p text:style-name="P11">Разметка участка и подготовка ям для опор. Площадка очищается от строительного мусора, травы, кустарника. Выполняется разметка периметра ограждения, копка ям под установку столбов. </text:p>
        </text:list-item>
        <text:list-item>
          <text:p text:style-name="P11">Изготовление. Изделие собирается. Все элементы покрываются грунтовкой и краской. </text:p>
        </text:list-item>
        <text:list-item>
          <text:p text:style-name="P11">Установка опор. В подготовленные ямы устанавливаются столбы, выполняется бетонирование. Чтобы предотвратить попадание внутрь опор воды и грязи сверху они закрываются пластиковыми заглушками. </text:p>
        </text:list-item>
        <text:list-item>
          <text:p text:style-name="P10">Монтаж ворот. Ворота монтируются, привариваются или прикручиваются навесные элементы. Швы зачищаются, красятся. </text:p>
        </text:list-item>
      </text:list>
      <text:list xml:id="list2426623646" text:style-name="L5">
        <text:list-item>
          <text:list>
            <text:list-item>
              <text:list>
                <text:list-header>
                  <text:h text:style-name="P5" text:outline-level="3">Параметры ворот:</text:h>
                </text:list-header>
              </text:list>
            </text:list-item>
          </text:list>
        </text:list-item>
        <text:list-item>
          <text:p text:style-name="P12">Общие: рельеф, особенности грунта, наличие электричества, воды и прочее. </text:p>
        </text:list-item>
        <text:list-item>
          <text:p text:style-name="P12">Опоры: высота, размер и толщина профиля. </text:p>
        </text:list-item>
        <text:list-item>
          <text:p text:style-name="P12">Ворота: габаритные размеры ворот, размеры и толщина профиля, материал зашивки, декор. </text:p>
        </text:list-item>
        <text:list-item>
          <text:p text:style-name="P9">Комплект фурнитуры: подбирается под ворота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6M29S</meta:editing-duration>
    <meta:editing-cycles>6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19:32:32.421087412</dc:date>
    <meta:document-statistic meta:table-count="0" meta:image-count="0" meta:object-count="0" meta:page-count="1" meta:paragraph-count="12" meta:word-count="126" meta:character-count="985" meta:non-whitespace-character-count="871"/>
  </office:meta>
</office:document-meta>
</file>